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office:version="1.2">
  <office:font-face-decls>
    <style:font-face style:name="Arial Cyr" svg:font-family="Arial Cyr"/>
    <style:font-face style:name="Liberation Sans" svg:font-family="Liberation Sans"/>
    <style:font-face style:name="Times New Roman" svg:font-family="Times New Roman"/>
  </office:font-face-decls>
  <office:automatic-styles>
    <style:style style:name="ta1" style:family="table" style:master-page-name="GemName2">
      <style:table-properties table:display="true" style:writing-mode="lr-tb"/>
    </style:style>
    <style:style style:name="co1" style:family="table-column">
      <style:table-column-properties style:column-width="0.3249in" fo:break-before="auto"/>
    </style:style>
    <style:style style:name="ce1" style:family="table-cell">
      <style:text-properties style:font-name="Times New Roman" style:font-name-asian="Times New Roman" style:font-name-complex="Times New Roman"/>
      <style:table-cell-properties style:vertical-align="bottom"/>
    </style:style>
    <style:style style:name="co2" style:family="table-column">
      <style:table-column-properties style:column-width="0.7500in" fo:break-before="auto"/>
    </style:style>
    <style:style style:name="co3" style:family="table-column">
      <style:table-column-properties style:column-width="0.9665in" fo:break-before="auto"/>
    </style:style>
    <style:style style:name="co4" style:family="table-column">
      <style:table-column-properties style:column-width="0.8581in" fo:break-before="auto"/>
    </style:style>
    <style:style style:name="co5" style:family="table-column">
      <style:table-column-properties style:column-width="1.1581in" fo:break-before="auto"/>
    </style:style>
    <style:style style:name="co6" style:family="table-column">
      <style:table-column-properties style:column-width="0.7998in" fo:break-before="auto"/>
    </style:style>
    <style:style style:name="ce2" style:family="table-cell">
      <style:text-properties style:font-name="Times New Roman" style:font-name-asian="Times New Roman" style:font-name-complex="Times New Roman"/>
      <style:table-cell-properties style:vertical-align="bottom"/>
    </style:style>
    <style:style style:name="co7" style:family="table-column">
      <style:table-column-properties style:column-width="0.8666in" fo:break-before="auto"/>
    </style:style>
    <style:style style:name="co8" style:family="table-column">
      <style:table-column-properties style:column-width="0.6832in" fo:break-before="auto"/>
    </style:style>
    <style:style style:name="co9" style:family="table-column">
      <style:table-column-properties style:column-width="0.8666in" fo:break-before="auto"/>
    </style:style>
    <style:style style:name="ce3" style:family="table-cell">
      <style:table-cell-properties style:vertical-align="bottom"/>
    </style:style>
    <style:style style:name="ro1" style:family="table-row">
      <style:table-row-properties style:row-height="0.4792in" fo:break-before="auto"/>
    </style:style>
    <style:style style:name="ce4" style:family="table-cell">
      <style:text-properties fo:font-weight="bold" style:font-weight-asian="bold" style:font-weight-complex="bold" fo:font-size="18.0000pt" style:font-size-asian="18.0000pt" style:font-size-complex="18.0000pt" style:font-name="Times New Roman" style:font-name-asian="Times New Roman" style:font-name-complex="Times New Roman"/>
      <style:table-cell-properties style:vertical-align="top"/>
      <style:paragraph-properties fo:text-align="center"/>
    </style:style>
    <style:style style:name="ro2" style:family="table-row">
      <style:table-row-properties style:row-height="0.1250in" fo:break-before="auto"/>
    </style:style>
    <style:style style:name="ce5" style:family="table-cell">
      <style:text-properties style:font-name="Times New Roman" style:font-name-asian="Times New Roman" style:font-name-complex="Times New Roman"/>
      <style:table-cell-properties style:vertical-align="bottom"/>
      <style:paragraph-properties fo:text-align="center"/>
    </style:style>
    <style:style style:name="ro3" style:family="table-row">
      <style:table-row-properties style:row-height="0.1833in" fo:break-before="auto"/>
    </style:style>
    <style:style style:name="ce6" style:family="table-cell">
      <style:text-properties style:font-name="Times New Roman" style:font-name-asian="Times New Roman" style:font-name-complex="Times New Roman"/>
      <style:table-cell-properties style:vertical-align="bottom"/>
    </style:style>
    <style:style style:name="ce7" style:family="table-cell">
      <style:text-properties style:font-name="Times New Roman" style:font-name-asian="Times New Roman" style:font-name-complex="Times New Roman"/>
      <style:table-cell-properties style:vertical-align="middle"/>
      <style:paragraph-properties fo:text-align="start"/>
    </style:style>
    <style:style style:name="ce8" style:family="table-cell">
      <style:text-properties style:font-name="Times New Roman" style:font-name-asian="Times New Roman" style:font-name-complex="Times New Roman"/>
      <style:table-cell-properties style:vertical-align="bottom"/>
      <style:paragraph-properties fo:text-align="start"/>
    </style:style>
    <style:style style:name="ce9" style:family="table-cell">
      <style:text-properties fo:font-weight="bold" style:font-weight-asian="bold" style:font-weight-complex="bold" style:font-name="Times New Roman" style:font-name-asian="Times New Roman" style:font-name-complex="Times New Roman"/>
      <style:table-cell-properties style:vertical-align="bottom"/>
      <style:paragraph-properties fo:text-align="start"/>
    </style:style>
    <style:style style:name="ro4" style:family="table-row">
      <style:table-row-properties style:row-height="0.0938in" fo:break-before="auto"/>
    </style:style>
    <style:style style:name="ce10" style:family="table-cell">
      <style:text-properties style:font-name="Times New Roman" style:font-name-asian="Times New Roman" style:font-name-complex="Times New Roman"/>
      <style:table-cell-properties style:vertical-align="bottom" fo:border-bottom="0.0083in solid #000000"/>
      <style:paragraph-properties fo:text-align="center"/>
    </style:style>
    <style:style style:name="ro5" style:family="table-row">
      <style:table-row-properties style:row-height="1.3021in" fo:break-before="auto"/>
    </style:style>
    <style:style style:name="ce11" style:family="table-cell">
      <style:text-properties fo:font-weight="bold" style:font-weight-asian="bold" style:font-weight-complex="bold" style:font-name="Times New Roman" style:font-name-asian="Times New Roman" style:font-name-complex="Times New Roman"/>
      <style:table-cell-properties style:vertical-align="middle" fo:border="0.0083in solid #000000" fo:wrap-option="wrap"/>
      <style:paragraph-properties fo:text-align="center"/>
    </style:style>
    <style:style style:name="ce12" style:family="table-cell">
      <style:text-properties fo:font-weight="bold" style:font-weight-asian="bold" style:font-weight-complex="bold" style:font-name="Times New Roman" style:font-name-asian="Times New Roman" style:font-name-complex="Times New Roman"/>
      <style:table-cell-properties style:vertical-align="middle" fo:border="0.0083in solid #000000" fo:wrap-option="wrap" style:rotation-angle="90"/>
      <style:paragraph-properties fo:text-align="center"/>
    </style:style>
    <style:style style:name="ce13" style:family="table-cell">
      <style:text-properties fo:font-weight="bold" style:font-weight-asian="bold" style:font-weight-complex="bold" style:font-name="Times New Roman" style:font-name-asian="Times New Roman" style:font-name-complex="Times New Roman"/>
      <style:table-cell-properties style:vertical-align="middle" fo:border="0.0083in solid #000000" fo:wrap-option="wrap"/>
      <style:paragraph-properties fo:text-align="center"/>
    </style:style>
    <style:style style:name="ro6" style:family="table-row">
      <style:table-row-properties style:row-height="0.1771in" style:use-optimal-row-height="true" fo:break-before="auto"/>
    </style:style>
  </office:automatic-styles>
  <office:body>
    <office:spreadsheet>
      <table:calculation-settings table:use-regular-expressions="false"/>
      <table:table table:name="Натурный лист поезда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8"/>
        <table:table-column table:style-name="co9"/>
        <table:table-column table:style-name="co9"/>
        <table:table-column table:style-name="co9"/>
        <table:table-column table:style-name="co9"/>
        <table:table-column table:style-name="co9"/>
        <table:table-column table:style-name="co9"/>
        <table:table-column table:style-name="co9"/>
        <table:table-column table:style-name="co9"/>
        <table:table-column table:style-name="co9"/>
        <table:table-column table:style-name="co9"/>
        <table:table-column table:style-name="co9"/>
        <table:table-header-rows>
          <table:table-row table:style-name="ro1">
            <table:table-cell table:number-columns-spanned="7" table:number-rows-spanned="1" table:style-name="ce4" office:value-type="string">
              <text:p>НАТУРНЫЙ ЛИСТ ПОЕЗДА</text:p>
            </table:table-cell>
            <table:covered-table-cell table:number-columns-repeated="6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 office:value-type="string">
              <text:p> </text:p>
            </table:table-cell>
            <table:table-cell table:number-columns-repeated="9"/>
          </table:table-row>
          <table:table-row table:style-name="ro2">
            <table:table-cell table:number-columns-spanned="7" table:number-rows-spanned="1" table:style-name="ce5"/>
            <table:covered-table-cell table:number-columns-repeated="6"/>
            <table:table-cell table:number-columns-repeated="21"/>
          </table:table-row>
          <table:table-row table:style-name="ro3">
            <table:table-cell table:style-name="ce6" office:value-type="string">
              <text:p>Поезд №:</text:p>
            </table:table-cell>
            <table:table-cell table:style-name="ce6"/>
            <table:table-cell table:style-name="ce7"/>
            <table:table-cell table:style-name="ce8" office:value-type="string">
              <text:p>Станция:</text:p>
            </table:table-cell>
            <table:table-cell table:style-name="ce9" office:value-type="string">
              <text:p>2236</text:p>
            </table:table-cell>
            <table:table-cell table:style-name="ce9"/>
            <table:table-cell table:style-name="ce9"/>
            <table:table-cell table:number-columns-repeated="21"/>
          </table:table-row>
          <table:table-row table:style-name="ro3">
            <table:table-cell table:style-name="ce6" office:value-type="string">
              <text:p>Состав №:</text:p>
            </table:table-cell>
            <table:table-cell table:style-name="ce6"/>
            <table:table-cell table:style-name="ce7"/>
            <table:table-cell table:style-name="ce8" office:value-type="string">
              <text:p>Дата :</text:p>
            </table:table-cell>
            <table:table-cell table:style-name="ce9"/>
            <table:table-cell table:style-name="ce9"/>
            <table:table-cell table:style-name="ce9"/>
            <table:table-cell table:number-columns-repeated="21"/>
          </table:table-row>
          <table:table-row table:style-name="ro4">
            <table:table-cell table:number-columns-spanned="7" table:number-rows-spanned="1" table:style-name="ce10"/>
            <table:covered-table-cell table:number-columns-repeated="6"/>
            <table:table-cell table:number-columns-repeated="21"/>
          </table:table-row>
          <table:table-row table:style-name="ro5">
            <table:table-cell table:style-name="ce11" office:value-type="string">
              <text:p>№</text:p>
            </table:table-cell>
            <table:table-cell table:style-name="ce11" office:value-type="string">
              <text:p>№ вагона</text:p>
            </table:table-cell>
            <table:table-cell table:style-name="ce11" office:value-type="string">
              <text:p>Накладная</text:p>
            </table:table-cell>
            <table:table-cell table:style-name="ce11" office:value-type="string">
              <text:p>Дата отправления</text:p>
            </table:table-cell>
            <table:table-cell table:style-name="ce11" office:value-type="string">
              <text:p>Груз</text:p>
            </table:table-cell>
            <table:table-cell table:style-name="ce12" office:value-type="string">
              <text:p>Вес по документам (т)</text:p>
            </table:table-cell>
            <table:table-cell table:style-name="ce13" office:value-type="string">
              <text:p>Последняя операция</text:p>
            </table:table-cell>
            <table:table-cell table:number-columns-repeated="21"/>
          </table:table-row>
        </table:table-header-rows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28"/>
        </table:table-row>
        <table:table-row table:style-name="ro6">
          <table:table-cell table:number-columns-repeated="28"/>
        </table:table-row>
      </table:table>
      <table:named-expressions>
        <table:named-range table:name="Print_Titles_0" table:base-cell-address="$'Натурный лист поезда'.$XFD$6" table:cell-range-address="$'Натурный лист поезда'.$A$1:.$XFD$6"/>
        <table:named-range table:name="_xlnm.Print_Titles" table:base-cell-address="$'Натурный лист поезда'.$XFD$6" table:cell-range-address="$'Натурный лист поезда'.$A$1:.$XFD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office:version="1.2">
  <office:font-face-decls>
    <style:font-face style:name="Arial Cyr" svg:font-family="Arial Cyr"/>
    <style:font-face style:name="Liberation Sans" svg:font-family="Liberation Sans"/>
    <style:font-face style:name="Times New Roman" svg:font-family="Times New Roman"/>
  </office:font-face-decls>
  <office:styles>
    <style:default-style xmlns:style="urn:oasis:names:tc:opendocument:xmlns:style:1.0" style:family="table-cell">
      <style:table-cell-properties xmlns:fo="urn:oasis:names:tc:opendocument:xmlns:xsl-fo-compatible:1.0" style:vertical-align="automatic" fo:background-color="transparent" style:decimal-places="2"/>
      <style:paragraph-properties style:tab-stop-distance="0.5in"/>
      <style:text-properties xmlns:fo="urn:oasis:names:tc:opendocument:xmlns:xsl-fo-compatible:1.0"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xmlns:style="urn:oasis:names:tc:opendocument:xmlns:style:1.0" xmlns:number="urn:oasis:names:tc:opendocument:xmlns:datastyle:1.0" style:name="N0">
      <number:number number:min-integer-digits="1"/>
    </number:number-style>
    <style:style xmlns:style="urn:oasis:names:tc:opendocument:xmlns:style:1.0" style:name="Default" style:family="table-cell"/>
    <style:style xmlns:style="urn:oasis:names:tc:opendocument:xmlns:style:1.0" style:name="Heading" style:family="table-cell" style:parent-style-name="Default">
      <style:text-properties xmlns:fo="urn:oasis:names:tc:opendocument:xmlns:xsl-fo-compatible:1.0" fo:color="#000000" fo:font-size="24pt" fo:font-style="normal" fo:font-weight="bold"/>
    </style:style>
    <style:style xmlns:style="urn:oasis:names:tc:opendocument:xmlns:style:1.0" style:name="Heading_20_1" style:display-name="Heading 1" style:family="table-cell" style:parent-style-name="Heading">
      <style:text-properties xmlns:fo="urn:oasis:names:tc:opendocument:xmlns:xsl-fo-compatible:1.0" fo:color="#000000" fo:font-size="18pt" fo:font-style="normal" fo:font-weight="normal"/>
    </style:style>
    <style:style xmlns:style="urn:oasis:names:tc:opendocument:xmlns:style:1.0" style:name="Heading_20_2" style:display-name="Heading 2" style:family="table-cell" style:parent-style-name="Heading">
      <style:text-properties xmlns:fo="urn:oasis:names:tc:opendocument:xmlns:xsl-fo-compatible:1.0" fo:color="#000000" fo:font-size="12pt" fo:font-style="normal" fo:font-weight="normal"/>
    </style:style>
    <style:style xmlns:style="urn:oasis:names:tc:opendocument:xmlns:style:1.0" style:name="Text" style:family="table-cell" style:parent-style-name="Default"/>
    <style:style xmlns:style="urn:oasis:names:tc:opendocument:xmlns:style:1.0" style:name="Note" style:family="table-cell" style:parent-style-name="Text">
      <style:table-cell-properties xmlns:fo="urn:oasis:names:tc:opendocument:xmlns:xsl-fo-compatible:1.0" fo:background-color="#ffffcc" style:diagonal-bl-tr="none" style:diagonal-tl-br="none" fo:border="0.74pt solid #808080"/>
      <style:text-properties xmlns:fo="urn:oasis:names:tc:opendocument:xmlns:xsl-fo-compatible:1.0" fo:color="#333333" fo:font-size="10pt" fo:font-style="normal" fo:font-weight="normal"/>
    </style:style>
    <style:style xmlns:style="urn:oasis:names:tc:opendocument:xmlns:style:1.0" style:name="Footnote" style:family="table-cell" style:parent-style-name="Text">
      <style:text-properties xmlns:fo="urn:oasis:names:tc:opendocument:xmlns:xsl-fo-compatible:1.0" fo:color="#808080" fo:font-size="10pt" fo:font-style="italic" fo:font-weight="normal"/>
    </style:style>
    <style:style xmlns:style="urn:oasis:names:tc:opendocument:xmlns:style:1.0" style:name="Hyperlink" style:family="table-cell" style:parent-style-name="Text">
      <style:text-properties xmlns:fo="urn:oasis:names:tc:opendocument:xmlns:xsl-fo-compatible:1.0" fo:color="#0000ee" fo:font-size="10pt" fo:font-style="normal" style:text-underline-style="solid" style:text-underline-width="auto" style:text-underline-color="#0000ee" fo:font-weight="normal"/>
    </style:style>
    <style:style xmlns:style="urn:oasis:names:tc:opendocument:xmlns:style:1.0" style:name="Status" style:family="table-cell" style:parent-style-name="Default"/>
    <style:style xmlns:style="urn:oasis:names:tc:opendocument:xmlns:style:1.0" style:name="Good" style:family="table-cell" style:parent-style-name="Status">
      <style:table-cell-properties xmlns:fo="urn:oasis:names:tc:opendocument:xmlns:xsl-fo-compatible:1.0" fo:background-color="#ccffcc"/>
      <style:text-properties xmlns:fo="urn:oasis:names:tc:opendocument:xmlns:xsl-fo-compatible:1.0" fo:color="#006600" fo:font-size="10pt" fo:font-style="normal" fo:font-weight="normal"/>
    </style:style>
    <style:style xmlns:style="urn:oasis:names:tc:opendocument:xmlns:style:1.0" style:name="Neutral" style:family="table-cell" style:parent-style-name="Status">
      <style:table-cell-properties xmlns:fo="urn:oasis:names:tc:opendocument:xmlns:xsl-fo-compatible:1.0" fo:background-color="#ffffcc"/>
      <style:text-properties xmlns:fo="urn:oasis:names:tc:opendocument:xmlns:xsl-fo-compatible:1.0" fo:color="#996600" fo:font-size="10pt" fo:font-style="normal" fo:font-weight="normal"/>
    </style:style>
    <style:style xmlns:style="urn:oasis:names:tc:opendocument:xmlns:style:1.0" style:name="Bad" style:family="table-cell" style:parent-style-name="Status">
      <style:table-cell-properties xmlns:fo="urn:oasis:names:tc:opendocument:xmlns:xsl-fo-compatible:1.0" fo:background-color="#ffcccc"/>
      <style:text-properties xmlns:fo="urn:oasis:names:tc:opendocument:xmlns:xsl-fo-compatible:1.0" fo:color="#cc0000" fo:font-size="10pt" fo:font-style="normal" fo:font-weight="normal"/>
    </style:style>
    <style:style xmlns:style="urn:oasis:names:tc:opendocument:xmlns:style:1.0" style:name="Warning" style:family="table-cell" style:parent-style-name="Status">
      <style:text-properties xmlns:fo="urn:oasis:names:tc:opendocument:xmlns:xsl-fo-compatible:1.0" fo:color="#cc0000" fo:font-size="10pt" fo:font-style="normal" fo:font-weight="normal"/>
    </style:style>
    <style:style xmlns:style="urn:oasis:names:tc:opendocument:xmlns:style:1.0" style:name="Error" style:family="table-cell" style:parent-style-name="Status">
      <style:table-cell-properties xmlns:fo="urn:oasis:names:tc:opendocument:xmlns:xsl-fo-compatible:1.0" fo:background-color="#cc0000"/>
      <style:text-properties xmlns:fo="urn:oasis:names:tc:opendocument:xmlns:xsl-fo-compatible:1.0" fo:color="#ffffff" fo:font-size="10pt" fo:font-style="normal" fo:font-weight="bold"/>
    </style:style>
    <style:style xmlns:style="urn:oasis:names:tc:opendocument:xmlns:style:1.0" style:name="Accent" style:family="table-cell" style:parent-style-name="Default">
      <style:text-properties xmlns:fo="urn:oasis:names:tc:opendocument:xmlns:xsl-fo-compatible:1.0" fo:color="#000000" fo:font-size="10pt" fo:font-style="normal" fo:font-weight="bold"/>
    </style:style>
    <style:style xmlns:style="urn:oasis:names:tc:opendocument:xmlns:style:1.0" style:name="Accent_20_1" style:display-name="Accent 1" style:family="table-cell" style:parent-style-name="Accent">
      <style:table-cell-properties xmlns:fo="urn:oasis:names:tc:opendocument:xmlns:xsl-fo-compatible:1.0" fo:background-color="#000000"/>
      <style:text-properties xmlns:fo="urn:oasis:names:tc:opendocument:xmlns:xsl-fo-compatible:1.0" fo:color="#ffffff" fo:font-size="10pt" fo:font-style="normal" fo:font-weight="normal"/>
    </style:style>
    <style:style xmlns:style="urn:oasis:names:tc:opendocument:xmlns:style:1.0" style:name="Accent_20_2" style:display-name="Accent 2" style:family="table-cell" style:parent-style-name="Accent">
      <style:table-cell-properties xmlns:fo="urn:oasis:names:tc:opendocument:xmlns:xsl-fo-compatible:1.0" fo:background-color="#808080"/>
      <style:text-properties xmlns:fo="urn:oasis:names:tc:opendocument:xmlns:xsl-fo-compatible:1.0" fo:color="#ffffff" fo:font-size="10pt" fo:font-style="normal" fo:font-weight="normal"/>
    </style:style>
    <style:style xmlns:style="urn:oasis:names:tc:opendocument:xmlns:style:1.0" style:name="Accent_20_3" style:display-name="Accent 3" style:family="table-cell" style:parent-style-name="Accent">
      <style:table-cell-properties xmlns:fo="urn:oasis:names:tc:opendocument:xmlns:xsl-fo-compatible:1.0" fo:background-color="#dddddd"/>
    </style:style>
  </office:styles>
  <office:automatic-styles>
    <style:page-layout style:name="GemName1">
      <style:page-layout-properties style:writing-mode="lr-tb" fo:page-width="8.2677in" fo:page-height="11.6929in" fo:margin-top="0.5118in" fo:margin-bottom="0.3153in" fo:margin-left="0.3937in" fo:margin-right="0.1965in"/>
      <style:header-style>
        <style:header-footer-properties fo:min-height="-0.1181in" fo:margin-left="0.0000in" fo:margin-right="0.0000in" fo:margin-bottom="0.0000in"/>
      </style:header-style>
      <style:footer-style>
        <style:header-footer-properties fo:min-height="0.0785in" fo:margin-left="0.0000in" fo:margin-right="0.0000in" fo:margin-top="0.0000in"/>
      </style:footer-style>
    </style:page-layout>
  </office:automatic-styles>
  <office:master-styles>
    <style:master-page style:name="GemName2" style:page-layout-name="GemName1">
      <style:header style:display="false"/>
      <style:header-left style:display="false"/>
      <style:footer>
        <style:region-left>
          <text:p>ОАО "Терминал Астафьева"</text:p>
        </style:region-left>
        <style:region-center>
          <text:p>Распечатано: <text:date/> <text:time/></text:p>
        </style:region-center>
        <style:region-right>
          <text:p>Страница <text:page-number/>/<text:page-count/></text:p>
        </style:region-right>
      </style:footer>
      <style:footer-left style:display="false"/>
    </style:master-page>
  </office:master-styles>
</office:document-styles>
</file>

<file path=meta.xml>��< ? x m l   v e r s i o n = " 1 . 0 "   e n c o d i n g = " u t f - 1 6 " ? > < o f f i c e : d o c u m e n t - m e t a   x m l n s : o f f i c e = " u r n : o a s i s : n a m e s : t c : o p e n d o c u m e n t : x m l n s : o f f i c e : 1 . 0 "   x m l n s : x l i n k = " h t t p : / / w w w . w 3 . o r g / 1 9 9 9 / x l i n k "   x m l n s : d c = " h t t p : / / p u r l . o r g / d c / e l e m e n t s / 1 . 1 / "   x m l n s : m e t a = " u r n : o a s i s : n a m e s : t c : o p e n d o c u m e n t : x m l n s : m e t a : 1 . 0 "   x m l n s : o o o = " h t t p : / / o p e n o f f i c e . o r g / 2 0 0 4 / o f f i c e "   o f f i c e : v e r s i o n = " 1 . 2 " > < o f f i c e : m e t a > < m e t a : g e n e r a t o r > w w w . g e m b o x s o f t w a r e . c o m / G e m B o x . S p r e a d s h e e t < / m e t a : g e n e r a t o r > < m e t a : i n i t i a l - c r e a t o r > I L S A R < / m e t a : i n i t i a l - c r e a t o r > < d c : c r e a t o r > 0:A8<  5;>2< / d c : c r e a t o r > < m e t a : p r i n t - d a t e > 2 0 1 7 - 0 6 - 2 0 T 0 9 : 2 5 : 5 1 Z < / m e t a : p r i n t - d a t e > < m e t a : c r e a t i o n - d a t e > 2 0 0 7 - 0 1 - 1 8 T 0 8 : 3 2 : 4 1 Z < / m e t a : c r e a t i o n - d a t e > < d c : d a t e > 2 0 2 2 - 0 5 - 0 4 T 1 5 : 0 1 : 5 0 Z < / d c : d a t e > < m e t a : u s e r - d e f i n e d   m e t a : n a m e = " A p p V e r s i o n " > 1 5 . 0 3 0 0 < / m e t a : u s e r - d e f i n e d > < m e t a : u s e r - d e f i n e d   m e t a : n a m e = " C o m p a n y " >   " !>DB<0AB5@A" < / m e t a : u s e r - d e f i n e d > < / o f f i c e : m e t a > < / o f f i c e : d o c u m e n t - m e t a > 
</file>